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2cm" fo:min-width="2.25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0.77cm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3.0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542cm" fo:min-width="1.1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3.048cm" svg:height="2.54cm" svg:x="1.286cm" svg:y="0.9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2.54cm" svg:height="2.794cm" svg:x="10.16cm" svg:y="2.7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3.048cm" svg:height="2.54cm" svg:x="23.876cm" svg:y="17.2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1" draw:id="id1">
          <draw:custom-shape draw:style-name="gr3" draw:text-style-name="P1" draw:layer="layout" svg:width="5.782cm" svg:height="2.032cm" svg:x="18.14cm" svg:y="3.034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4" draw:text-style-name="P2" draw:layer="layout" svg:width="2.504cm" svg:height="1.517cm" svg:x="19.802cm" svg:y="3.356cm">
            <draw:text-box>
              <text:p><text:span text:style-name="T1">Par</text:span></text:p>
            </draw:text-box>
          </draw:frame>
        </draw:g>
        <draw:g xml:id="id3" draw:id="id3">
          <draw:custom-shape draw:style-name="gr3" draw:text-style-name="P1" draw:layer="layout" svg:width="5.782cm" svg:height="2.032cm" svg:x="17.78cm" svg:y="8.089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5" draw:text-style-name="P2" draw:layer="layout" svg:width="3.672cm" svg:height="1.71cm" svg:x="18.942cm" svg:y="8.411cm">
            <draw:text-box>
              <text:p><text:span text:style-name="T1">Ímpar</text:span></text:p>
            </draw:text-box>
          </draw:frame>
        </draw:g>
        <draw:frame draw:style-name="gr6" draw:text-style-name="P4" draw:layer="layout" svg:width="1.946cm" svg:height="1.119cm" svg:x="10.46cm" svg:y="3.548cm">
          <draw:text-box>
            <text:p text:style-name="P3"><text:span text:style-name="T2">N=2</text:span></text:p>
          </draw:text-box>
        </draw:frame>
        <draw:line draw:style-name="gr7" draw:text-style-name="P5" draw:layer="layout" svg:x1="12.7cm" svg:y1="4.01cm" svg:x2="18.796cm" svg:y2="4.064cm">
          <text:p/>
        </draw:line>
        <draw:frame draw:style-name="gr8" draw:text-style-name="P6" draw:layer="layout" svg:width="0.925cm" svg:height="0.962cm" svg:x="12.791cm" svg:y="3.048cm">
          <draw:text-box>
            <text:p>S</text:p>
          </draw:text-box>
        </draw:frame>
        <draw:custom-shape draw:style-name="gr2" draw:text-style-name="P1" xml:id="id4" draw:id="id4" draw:layer="layout" svg:width="2.54cm" svg:height="2.794cm" svg:x="10.16cm" svg:y="8.0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9" draw:text-style-name="P4" draw:layer="layout" svg:width="1.946cm" svg:height="1.119cm" svg:x="10.46cm" svg:y="8.849cm">
          <draw:text-box>
            <text:p text:style-name="P3"><text:span text:style-name="T2">N=1</text:span></text:p>
          </draw:text-box>
        </draw:frame>
        <draw:frame draw:style-name="gr8" draw:text-style-name="P6" draw:layer="layout" svg:width="0.925cm" svg:height="0.962cm" svg:x="12.791cm" svg:y="8.349cm">
          <draw:text-box>
            <text:p>S</text:p>
          </draw:text-box>
        </draw:frame>
        <draw:line draw:style-name="gr7" draw:text-style-name="P5" draw:layer="layout" svg:x1="12.7cm" svg:y1="9.31cm" svg:x2="18.288cm" svg:y2="9.31cm">
          <text:p/>
        </draw:line>
        <draw:connector draw:style-name="gr7" draw:text-style-name="P5" draw:layer="layout" draw:line-skew="-4.804cm" svg:x1="21.031cm" svg:y1="5.066cm" svg:x2="25.4cm" svg:y2="17.24cm" draw:start-shape="id1" draw:end-shape="id2" svg:d="M21031 5066v1284h4369v10890" svg:viewBox="0 0 4370 12175">
          <text:p/>
        </draw:connector>
        <draw:frame draw:style-name="gr10" draw:text-style-name="P6" draw:layer="layout" svg:width="2.018cm" svg:height="0.962cm" svg:x="1.908cm" svg:y="1.756cm">
          <draw:text-box>
            <text:p>Início</text:p>
          </draw:text-box>
        </draw:frame>
        <draw:frame draw:style-name="gr11" draw:text-style-name="P6" draw:layer="layout" svg:width="1.56cm" svg:height="0.962cm" svg:x="24.608cm" svg:y="18.056cm">
          <draw:text-box>
            <text:p>Fim</text:p>
          </draw:text-box>
        </draw:frame>
        <draw:g xml:id="id5" draw:id="id5">
          <draw:custom-shape draw:style-name="gr12" draw:text-style-name="P1" draw:layer="layout" svg:width="5.08cm" svg:height="2.54cm" svg:x="7.706cm" svg:y="13.9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3" draw:text-style-name="P4" draw:layer="layout" svg:width="3.81cm" svg:height="1.27cm" svg:x="8.468cm" svg:y="14.692cm">
            <draw:text-box>
              <text:p text:style-name="P3"><text:span text:style-name="T2">N = N - 2</text:span></text:p>
            </draw:text-box>
          </draw:frame>
        </draw:g>
        <draw:line draw:style-name="gr7" draw:text-style-name="P5" draw:layer="layout" svg:x1="11.43cm" svg:y1="5.514cm" svg:x2="11.43cm" svg:y2="8.128cm">
          <text:p/>
        </draw:line>
        <draw:frame draw:style-name="gr14" draw:text-style-name="P6" draw:layer="layout" svg:width="0.959cm" svg:height="0.962cm" svg:x="11.692cm" svg:y="5.449cm">
          <draw:text-box>
            <text:p>N</text:p>
          </draw:text-box>
        </draw:frame>
        <draw:frame draw:style-name="gr15" draw:text-style-name="P6" draw:layer="layout" svg:width="0.959cm" svg:height="0.962cm" svg:x="11.893cm" svg:y="10.849cm">
          <draw:text-box>
            <text:p>N</text:p>
          </draw:text-box>
        </draw:frame>
        <draw:connector draw:style-name="gr7" draw:text-style-name="P5" draw:layer="layout" svg:x1="20.671cm" svg:y1="10.121cm" svg:x2="25.591cm" svg:y2="10.583cm" draw:start-shape="id3" draw:start-glue-point="2" svg:d="M20671 10121v502h4920v-40" svg:viewBox="0 0 4921 503">
          <text:p/>
        </draw:connector>
        <draw:connector draw:style-name="gr7" draw:text-style-name="P5" draw:layer="layout" svg:x1="11.43cm" svg:y1="10.815cm" svg:x2="10.246cm" svg:y2="13.93cm" draw:start-shape="id4" draw:start-glue-point="6" draw:end-shape="id5" draw:end-glue-point="0" svg:d="M11430 10815v1558h-1184v1557" svg:viewBox="0 0 1185 3116">
          <text:p/>
        </draw:connector>
        <draw:connector draw:style-name="gr7" draw:text-style-name="P5" draw:layer="layout" draw:line-skew="2.078cm" svg:x1="10.246cm" svg:y1="16.47cm" svg:x2="6.424cm" svg:y2="5.348cm" draw:start-shape="id5" draw:start-glue-point="2" svg:d="M10246 16470v2580h-3822v-13702" svg:viewBox="0 0 3823 13703">
          <text:p/>
        </draw:connector>
        <draw:custom-shape draw:style-name="gr16" draw:text-style-name="P1" draw:layer="layout" svg:width="2.286cm" svg:height="2.54cm" svg:x="5.246cm" svg:y="2.80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7" draw:text-style-name="P6" draw:layer="layout" svg:width="2.424cm" svg:height="0.962cm" svg:x="5.212cm" svg:y="3.516cm">
          <draw:text-box>
            <text:p>Avaliar</text:p>
          </draw:text-box>
        </draw:frame>
        <draw:connector draw:style-name="gr7" draw:text-style-name="P5" draw:layer="layout" svg:x1="2.81cm" svg:y1="3.48cm" svg:x2="5.212cm" svg:y2="4.078cm" draw:start-shape="id6" draw:start-glue-point="6" svg:d="M2810 3480v550h2402v48" svg:viewBox="0 0 2403 599">
          <text:p/>
        </draw:connector>
        <draw:line draw:style-name="gr7" draw:text-style-name="P5" draw:layer="layout" svg:x1="7.532cm" svg:y1="4.064cm" svg:x2="10.16cm" svg:y2="4.064cm">
          <text:p/>
        </draw:lin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3366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2:30:24.168037227</meta:creation-date>
    <dc:date>2020-11-24T10:15:53.431671573</dc:date>
    <meta:editing-duration>PT8M39S</meta:editing-duration>
    <meta:editing-cycles>3</meta:editing-cycles>
    <meta:generator>LibreOffice/6.1.5.2$Linux_X86_64 LibreOffice_project/10$Build-2</meta:generator>
    <meta:document-statistic meta:object-count="55"/>
  </office:meta>
</office:document-meta>
</file>